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3.7661in"/>
    </style:style>
    <style:style style:name="co4" style:family="table-column">
      <style:table-column-properties fo:break-before="auto" style:column-width="2.5717in"/>
    </style:style>
    <style:style style:name="co5" style:family="table-column">
      <style:table-column-properties fo:break-before="auto" style:column-width="5.3709in"/>
    </style:style>
    <style:style style:name="co6" style:family="table-column">
      <style:table-column-properties fo:break-before="auto" style:column-width="2.0398in"/>
    </style:style>
    <style:style style:name="co7" style:family="table-column">
      <style:table-column-properties fo:break-before="auto" style:column-width="2.894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Performa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mes</text:p>
          </table:table-cell>
          <table:table-cell table:style-name="ce4" office:value-type="string">
            <text:p>Venue</text:p>
          </table:table-cell>
          <table:table-cell table:style-name="ce4" office:value-type="string">
            <text:p>Ensemble</text:p>
          </table:table-cell>
          <table:table-cell table:style-name="ce4" office:value-type="string">
            <text:p>Tickets or info link</text:p>
          </table:table-cell>
          <table:table-cell table:style-name="ce4" office:value-type="string">
            <text:p>Event</text:p>
          </table:table-cell>
          <table:table-cell table:style-name="ce4" office:value-type="string">
            <text:p>Notes</text:p>
          </table:table-cell>
        </table:table-row>
        <table:table-row table:style-name="ro2">
          <table:table-cell table:style-name="ce2" office:value-type="date" office:date-value="2025-07-04">
            <text:p>07/04/25</text:p>
          </table:table-cell>
          <table:table-cell table:style-name="ce2" office:value-type="string">
            <text:p>5:30 to 9pm</text:p>
          </table:table-cell>
          <table:table-cell office:value-type="string">
            <text:p>Hotel Washington</text:p>
          </table:table-cell>
          <table:table-cell office:value-type="string">
            <text:p>solo</text:p>
          </table:table-cell>
          <table:table-cell office:value-type="string">
            <text:p>https://www.thehotelwashington.com/fourth-of-july</text:p>
          </table:table-cell>
          <table:table-cell office:value-type="string">
            <text:p>Independence Day celebration </text:p>
          </table:table-cell>
          <table:table-cell office:value-type="string">
            <text:p>I'll be playing electric violin in the hotel lobby.</text:p>
          </table:table-cell>
        </table:table-row>
        <table:table-row table:style-name="ro2">
          <table:table-cell table:style-name="ce2" office:value-type="date" office:date-value="2025-07-17">
            <text:p>07/17/25</text:p>
          </table:table-cell>
          <table:table-cell office:value-type="string">
            <text:p>7:30p</text:p>
          </table:table-cell>
          <table:table-cell office:value-type="string">
            <text:p>Heritage Hunt Concerts</text:p>
          </table:table-cell>
          <table:table-cell office:value-type="string">
            <text:p>Neil Diamond starring David Carlin King</text:p>
          </table:table-cell>
          <table:table-cell office:value-type="string">
            <text:p>https://my.cheddarup.com/c/07-17-2025-neil-diamond-starring-david-carlin-king/items</text:p>
          </table:table-cell>
          <table:table-cell office:value-type="string">
            <text:p>Concert Series</text:p>
          </table:table-cell>
          <table:table-cell office:value-type="string">
            <text:p>advance tickets only</text:p>
          </table:table-cell>
        </table:table-row>
        <table:table-row table:style-name="ro2">
          <table:table-cell table:style-name="ce2" office:value-type="date" office:date-value="2025-07-11">
            <text:p>07/11/25</text:p>
          </table:table-cell>
          <table:table-cell office:value-type="string">
            <text:p>7-9p</text:p>
          </table:table-cell>
          <table:table-cell office:value-type="string">
            <text:p>English Country Dance session at St. Matthews Parish Hall</text:p>
          </table:table-cell>
          <table:table-cell office:value-type="string">
            <text:p>With Diane Sorenson, Lorraine Silsby</text:p>
          </table:table-cell>
          <table:table-cell office:value-type="string">
            <text:p>https://www.facebook.com/groups/1201642529891430</text:p>
          </table:table-cell>
          <table:table-cell office:value-type="string">
            <text:p>Free Friday night dance</text:p>
          </table:table-cell>
          <table:table-cell office:value-type="string">
            <text:p>all are welcome!</text:p>
          </table:table-cell>
        </table:table-row>
        <table:table-row table:style-name="ro2" table:number-rows-repeated="1048571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3">07/03/2025</text:date>, <text:time>13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lle Fulk</meta:initial-creator>
    <meta:creation-date>2025-07-03T13:15:56</meta:creation-date>
    <dc:date>2025-07-03T13:34:11</dc:date>
    <dc:creator>Chelle Fulk</dc:creator>
    <meta:editing-duration>PT3M5S</meta:editing-duration>
    <meta:editing-cycles>1</meta:editing-cycles>
    <meta:document-statistic meta:table-count="1" meta:cell-count="28" meta:object-count="0"/>
    <meta:generator>OpenOffice/4.1.15$Unix OpenOffice.org_project/4115m2$Build-9813</meta:generator>
  </office:meta>
</office:document-meta>
</file>